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roperties" style:family="table">
      <style:table-properties style:width="6.925in" table:align="margins"/>
    </style:style>
    <style:style style:name="Properties.A" style:family="table-column">
      <style:table-column-properties style:column-width="3.4625in" style:rel-column-width="32767*"/>
    </style:style>
    <style:style style:name="Properties.B" style:family="table-column">
      <style:table-column-properties style:column-width="3.4625in" style:rel-column-width="32768*"/>
    </style:style>
    <style:style style:name="Properties.A1" style:family="table-cell">
      <style:table-cell-properties fo:padding="0.0382in" fo:border-left="0.05pt solid #000000" fo:border-right="none" fo:border-top="0.05pt solid #000000" fo:border-bottom="0.05pt solid #000000"/>
    </style:style>
    <style:style style:name="Properties.B1" style:family="table-cell">
      <style:table-cell-properties fo:padding="0.0382in" fo:border="0.05pt solid #000000"/>
    </style:style>
    <style:style style:name="Properties.A2" style:family="table-cell">
      <style:table-cell-properties fo:padding="0.0382in" fo:border-left="0.05pt solid #000000" fo:border-right="none" fo:border-top="none" fo:border-bottom="0.05pt solid #000000"/>
    </style:style>
    <style:style style:name="Properties.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52"/><text:span text:style-name="T1">Dice Game – Game of Crap</text:span></text:p>
      <text:p text:style-name="P3"/>
      <text:p text:style-name="P2"><text:tab/><text:tab/><text:tab/>To implement 'Game of Crap', a dice game in c++.</text:p>
      <text:p text:style-name="Standard"/>
      <text:p text:style-name="Standard">From the many dice games played, craps is one of the most popular games.. The objective of the game includes rolling a pair of dice and gambling on its outcome. Craps includes plenty of betting opportunities to win in the game. Many people consider it a high roller game that involves a lot of luck, but everyone plays it and many new players learn craps online. </text:p>
      <text:p text:style-name="Standard"/>
      <text:p text:style-name="Standard">The game of craps originated from the Old English game ‘Hazard’ and some others also believe the game dates back to the Crusades who used to wager with pig’s knuckles in place of the dice, in their free time. Once the French were introduced to the game, it underwent a few changes and was then similar to the game we have now at land based and online casinos. </text:p>
      <text:p text:style-name="Standard"/>
      <text:p text:style-name="Standard">Casino Craps (or Bank Craps), a dice game, is one of the most exciting casino games. It is played on a purpose-built table and two dice are used. The dice are made after very strict standards and are routinely inspected for any damage. As a matter of course, the dice are replaced with new ones after about eight hours of use, and casinos have implemented rules in the way a player handles them. </text:p>
      <text:p text:style-name="Standard"/>
      <text:p text:style-name="Standard">To begin, the Shooter (one of the players) must bet at least the table minimum on either the Pass Line or the Don't Pass Line (sometimes called 'win' or 'right' bets and 'don’t win' or 'wrong' bets). The shooter is presented with multiple dice (normally five) by the Stickman, and must choose two to roll with. The remaining dice are returned to the Stickman's Bowl and are not used. </text:p>
      <text:p text:style-name="Standard"/>
      <text:p text:style-name="Standard">There are 2 ways in which this game can be played they are: </text:p>
      <text:p text:style-name="Standard"/>
      <text:p text:style-name="Standard"/>
      <text:p text:style-name="Standard"><text:s/><text:span text:style-name="T1">Field Bet: </text:span></text:p>
      <text:p text:style-name="Standard"/>
      <text:p text:style-name="Standard"><text:s text:c="2"/>In this game you roll two dice just once. If this is 3, 4, 9, 10 or 11, then you win the amount of the bet. <text:s/>If this total is 2, then you win double the bet. <text:s/>If this total is 12, then you win triple the bet. <text:s/>For any other total of the dice (5, 6, 7, or 8), you lose the amount of the bet. </text:p>
      <text:p text:style-name="Standard"/>
      <text:p text:style-name="P3"><text:s/>Any 7: </text:p>
      <text:p text:style-name="Standard"/>
      <text:p text:style-name="Standard"><text:s text:c="2"/>In this game you roll two dice just once. If this total is equal to 7, then you win quadruple the bet. For any other total of the dice, you lose the amount of the bet. Before <text:s/>the start of each sub-game, display the amount of money in your account. <text:s/>Then display a prompt <text:s/>to enter an (integer) bet. <text:s/>If this bet amount is a non-integer, or greater than what is currently in the your account, or is less than or equal to zero, display an error message and re-prompt. </text:p>
      <text:p text:style-name="Standard"/>
      <text:p text:style-name="Standard"/>
      <text:p text:style-name="Standard">Whenever you select a Craps bet on the Field, there’s a 44.4% probability of rolling a winning number. However, logically after rolling a few consecutive winning non-field rolls, the probability of striking a winning Field bet becomes significantly more favorable. To illustrate the point, the probability of a 2-string losing non-field bet (5, 6, 7, 8) is 30.9%, a 3-string loss is 17.18%, 9.5% for a four string-loss and 5.3% for five consecutive losses. </text:p>
      <text:p text:style-name="Standard">Naturally, because of these statistics, it’s easy to see why the odds of losing a string of Field wagers is <text:soft-page-break/>pretty low! So, logically, you can try and use the power of odds to create a cool Craps system.</text:p>
      <text:p text:style-name="Standard"/>
      <text:p text:style-name="Standard">This game will be implemented with graphics to show the face on the Dice.</text:p>
      <text:p text:style-name="Standard"/>
      <text:p text:style-name="Standard"/>
      <text:p text:style-name="Standard">Please find the properties and behaviors of the same: </text:p>
      <text:p text:style-name="Standard"/>
      <table:table table:name="Properties" table:style-name="Properties">
        <table:table-column table:style-name="Properties.A"/>
        <table:table-column table:style-name="Properties.B"/>
        <table:table-row>
          <table:table-cell table:style-name="Properties.A1" office:value-type="string">
            <text:p text:style-name="P1">Properties</text:p>
          </table:table-cell>
          <table:table-cell table:style-name="Properties.B1" office:value-type="string">
            <text:p text:style-name="P1">Description</text:p>
          </table:table-cell>
        </table:table-row>
        <table:table-row>
          <table:table-cell table:style-name="Properties.A2" office:value-type="string">
            <text:p text:style-name="Table_20_Contents">TypeOfGame</text:p>
          </table:table-cell>
          <table:table-cell table:style-name="Properties.B2" office:value-type="string">
            <text:p text:style-name="Table_20_Contents">Type of game selected if it is 'Any 7' or 'Field Bet'</text:p>
          </table:table-cell>
        </table:table-row>
        <table:table-row>
          <table:table-cell table:style-name="Properties.A2" office:value-type="string">
            <text:p text:style-name="Table_20_Contents">AmountOfBet</text:p>
          </table:table-cell>
          <table:table-cell table:style-name="Properties.B2" office:value-type="string">
            <text:p text:style-name="Table_20_Contents">Amount invested in bet</text:p>
          </table:table-cell>
        </table:table-row>
        <table:table-row>
          <table:table-cell table:style-name="Properties.A2" office:value-type="string">
            <text:p text:style-name="Table_20_Contents">FaceOfdice </text:p>
          </table:table-cell>
          <table:table-cell table:style-name="Properties.B2" office:value-type="string">
            <text:p text:style-name="Table_20_Contents">Total after Rolling the dice</text:p>
          </table:table-cell>
        </table:table-row>
        <table:table-row>
          <table:table-cell table:style-name="Properties.A2" office:value-type="string">
            <text:p text:style-name="Table_20_Contents">Balance</text:p>
          </table:table-cell>
          <table:table-cell table:style-name="Properties.B2" office:value-type="string">
            <text:p text:style-name="Table_20_Contents">Balance the user is left with</text:p>
          </table:table-cell>
        </table:table-row>
        <table:table-row>
          <table:table-cell table:style-name="Properties.A2" office:value-type="string">
            <text:p text:style-name="Table_20_Contents">InitialAmount</text:p>
          </table:table-cell>
          <table:table-cell table:style-name="Properties.B2" office:value-type="string">
            <text:p text:style-name="Table_20_Contents">Initial amount that the user has</text:p>
          </table:table-cell>
        </table:table-row>
        <table:table-row>
          <table:table-cell table:style-name="Properties.A2" office:value-type="string">
            <text:p text:style-name="Table_20_Contents">AmountBet </text:p>
          </table:table-cell>
          <table:table-cell table:style-name="Properties.B2" office:value-type="string">
            <text:p text:style-name="Table_20_Contents">Amount that user bets</text:p>
          </table:table-cell>
        </table:table-row>
      </table:table>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1">Behaviors</text:p>
          </table:table-cell>
          <table:table-cell table:style-name="Table1.B1" office:value-type="string">
            <text:p text:style-name="P1">Description</text:p>
          </table:table-cell>
        </table:table-row>
        <table:table-row>
          <table:table-cell table:style-name="Table1.A2" office:value-type="string">
            <text:p text:style-name="Table_20_Contents">checkAmount</text:p>
          </table:table-cell>
          <table:table-cell table:style-name="Table1.B2" office:value-type="string">
            <text:p text:style-name="Table_20_Contents">Check Amount that you are betting initially</text:p>
          </table:table-cell>
        </table:table-row>
        <table:table-row>
          <table:table-cell table:style-name="Table1.A2" office:value-type="string">
            <text:p text:style-name="Table_20_Contents">selectGame</text:p>
          </table:table-cell>
          <table:table-cell table:style-name="Table1.B2" office:value-type="string">
            <text:p text:style-name="Table_20_Contents">Select a game (Field bet or Any 7)</text:p>
          </table:table-cell>
        </table:table-row>
        <table:table-row>
          <table:table-cell table:style-name="Table1.A2" office:value-type="string">
            <text:p text:style-name="Table_20_Contents">rollDice</text:p>
          </table:table-cell>
          <table:table-cell table:style-name="Table1.B2" office:value-type="string">
            <text:p text:style-name="Table_20_Contents">Roll the Dice, get a random value</text:p>
          </table:table-cell>
        </table:table-row>
        <table:table-row>
          <table:table-cell table:style-name="Table1.A2" office:value-type="string">
            <text:p text:style-name="Table_20_Contents">getBet</text:p>
          </table:table-cell>
          <table:table-cell table:style-name="Table1.B2" office:value-type="string">
            <text:p text:style-name="Table_20_Contents">What is the betting amount</text:p>
          </table:table-cell>
        </table:table-row>
        <table:table-row>
          <table:table-cell table:style-name="Table1.A2" office:value-type="string">
            <text:p text:style-name="Table_20_Contents">getBalance</text:p>
          </table:table-cell>
          <table:table-cell table:style-name="Table1.B2" office:value-type="string">
            <text:p text:style-name="Table_20_Contents">Get balance amount the user has</text:p>
          </table:table-cell>
        </table:table-row>
        <table:table-row>
          <table:table-cell table:style-name="Table1.A2" office:value-type="string">
            <text:p text:style-name="Table_20_Contents">increaseYourBet</text:p>
          </table:table-cell>
          <table:table-cell table:style-name="Table1.B2" office:value-type="string">
            <text:p text:style-name="Table_20_Contents">Increase the users betting amount</text:p>
          </table:table-cell>
        </table:table-row>
        <table:table-row>
          <table:table-cell table:style-name="Table1.A2" office:value-type="string">
            <text:p text:style-name="Table_20_Contents">checkDice</text:p>
          </table:table-cell>
          <table:table-cell table:style-name="Table1.B2" office:value-type="string">
            <text:p text:style-name="Table_20_Contents">Check what is the total received after rolling</text:p>
          </table:table-cell>
        </table:table-row>
        <table:table-row>
          <table:table-cell table:style-name="Table1.A2" office:value-type="string">
            <text:p text:style-name="Table_20_Contents">quitGame</text:p>
          </table:table-cell>
          <table:table-cell table:style-name="Table1.B2" office:value-type="string">
            <text:p text:style-name="Table_20_Contents">Quit the game</text:p>
          </table:table-cell>
        </table:table-row>
      </table:table>
      <text:p text:style-name="Standard"/>
      <text:p text:style-name="Standard"/>
      <text:p text:style-name="Standard"/>
      <text:p text:style-name="Standard">References:</text:p>
      <text:p text:style-name="Standard"/>
      <text:p text:style-name="Standard"><text:a xlink:type="simple" xlink:href="http://www.ildado.com/craps_rules.html">http://www.ildado.com/craps_rules.html</text:a></text:p>
      <text:p text:style-name="Standard"><text:a xlink:type="simple" xlink:href="http://www.gameofcraps.net/odds">http://www.gameofcraps.net/odds</text:a></text:p>
      <text:p text:style-name="Standard"><text:a xlink:type="simple" xlink:href="http://entertainment.howstuffworks.com/playing-craps1.htm">http://entertainment.howstuffworks.com/playing-craps1.htm</text:a></text:p>
      <text:p text:style-name="Standard"><text:a xlink:type="simple" xlink:href="http://www.wikihow.com/Play-Craps">http://www.wikihow.com/Play-Craps</text:a></text:p>
      <text:p text:style-name="Standard"><text:a xlink:type="simple" xlink:href="http://wizardofodds.com/games/craps/">http://wizardofodds.com/games/craps/</text:a></text:p>
      <text:p text:style-name="Standard"><text:a xlink:type="simple" xlink:href="http://askmistercraps.com/field_bet.asp">http://askmistercraps.com/field_bet.asp</text:a></text:p>
      <text:p text:style-name="Standard"><text:a xlink:type="simple" xlink:href="http://www.predictem.com/craps/field.php">http://www.predictem.com/craps/field.php</text:a></text:p>
      <text:p text:style-name="Standard"><text:a xlink:type="simple" xlink:href="http://www.goldentouchcraps.com/WeeklyArticles/134.shtml">http://www.goldentouchcraps.com/WeeklyArticles/134.s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0:21:11</meta:creation-date>
    <dc:date>2014-03-25T12:24:03</dc:date>
    <meta:editing-duration>PT2M29S</meta:editing-duration>
    <meta:editing-cycles>2</meta:editing-cycles>
    <meta:generator>LibreOffice/3.5$Linux_X86_64 LibreOffice_project/350m1$Build-2</meta:generator>
    <meta:document-statistic meta:table-count="2" meta:image-count="0" meta:object-count="0" meta:page-count="2" meta:paragraph-count="56" meta:word-count="715" meta:character-count="4224" meta:non-whitespace-character-count="3484"/>
  </office:meta>
</office:document-meta>
</file>